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38mm"/>
    </style:style>
    <style:style style:name="co2" style:family="table-column">
      <style:table-column-properties fo:break-before="auto" style:column-width="16.39mm"/>
    </style:style>
    <style:style style:name="co3" style:family="table-column">
      <style:table-column-properties fo:break-before="auto" style:column-width="51.42mm"/>
    </style:style>
    <style:style style:name="co4" style:family="table-column">
      <style:table-column-properties fo:break-before="auto" style:column-width="77.68mm"/>
    </style:style>
    <style:style style:name="co5" style:family="table-column">
      <style:table-column-properties fo:break-before="auto" style:column-width="9.44mm"/>
    </style:style>
    <style:style style:name="co12" style:family="table-column">
      <style:table-column-properties fo:break-before="auto" style:column-width="59.06mm"/>
    </style:style>
    <style:style style:name="co7" style:family="table-column">
      <style:table-column-properties fo:break-before="auto" style:column-width="62.87mm"/>
    </style:style>
    <style:style style:name="co13" style:family="table-column">
      <style:table-column-properties fo:break-before="auto" style:column-width="49.18mm"/>
    </style:style>
    <style:style style:name="co14" style:family="table-column">
      <style:table-column-properties fo:break-before="auto" style:column-width="15.05mm"/>
    </style:style>
    <style:style style:name="co10" style:family="table-column">
      <style:table-column-properties fo:break-before="auto" style:column-width="65.12mm"/>
    </style:style>
    <style:style style:name="co11" style:family="table-column">
      <style:table-column-properties fo:break-before="auto" style:column-width="21.55mm"/>
    </style:style>
    <style:style style:name="co15" style:family="table-column">
      <style:table-column-properties fo:break-before="auto" style:column-width="69.97mm"/>
    </style:style>
    <style:style style:name="co16" style:family="table-column">
      <style:table-column-properties fo:break-before="auto" style:column-width="59.64mm"/>
    </style:style>
    <style:style style:name="co17" style:family="table-column">
      <style:table-column-properties fo:break-before="auto" style:column-width="27.5mm"/>
    </style:style>
    <style:style style:name="ro1" style:family="table-row">
      <style:table-row-properties style:row-height="1.94mm" fo:break-before="auto" style:use-optimal-row-height="false"/>
    </style:style>
    <style:style style:name="ro2" style:family="table-row">
      <style:table-row-properties style:row-height="15.35mm" fo:break-before="auto" style:use-optimal-row-height="true"/>
    </style:style>
    <style:style style:name="ro3" style:family="table-row">
      <style:table-row-properties style:row-height="5.12mm" fo:break-before="auto" style:use-optimal-row-height="false"/>
    </style:style>
    <style:style style:name="ro5" style:family="table-row">
      <style:table-row-properties style:row-height="5.12mm" fo:break-before="auto" style:use-optimal-row-height="true"/>
    </style:style>
    <style:style style:name="ro6" style:family="table-row">
      <style:table-row-properties style:row-height="42.16mm" fo:break-before="auto" style:use-optimal-row-height="false"/>
    </style:style>
    <style:style style:name="ro37" style:family="table-row">
      <style:table-row-properties style:row-height="10.23mm" fo:break-before="auto" style:use-optimal-row-height="true"/>
    </style:style>
    <style:style style:name="ro38" style:family="table-row">
      <style:table-row-properties style:row-height="7.94mm" fo:break-before="auto" style:use-optimal-row-height="false"/>
    </style:style>
    <style:style style:name="ro39" style:family="table-row">
      <style:table-row-properties style:row-height="54.15mm" fo:break-before="auto" style:use-optimal-row-height="false"/>
    </style:style>
    <style:style style:name="ro10" style:family="table-row">
      <style:table-row-properties style:row-height="10mm" fo:break-before="auto" style:use-optimal-row-height="true"/>
    </style:style>
    <style:style style:name="ro11" style:family="table-row">
      <style:table-row-properties style:row-height="47.36mm" fo:break-before="auto" style:use-optimal-row-height="false"/>
    </style:style>
    <style:style style:name="ro12" style:family="table-row">
      <style:table-row-properties style:row-height="14.73mm" fo:break-before="auto" style:use-optimal-row-height="true"/>
    </style:style>
    <style:style style:name="ro13" style:family="table-row">
      <style:table-row-properties style:row-height="18.52mm" fo:break-before="auto" style:use-optimal-row-height="false"/>
    </style:style>
    <style:style style:name="ro14" style:family="table-row">
      <style:table-row-properties style:row-height="39.42mm" fo:break-before="auto" style:use-optimal-row-height="false"/>
    </style:style>
    <style:style style:name="ro15" style:family="table-row">
      <style:table-row-properties style:row-height="39.69mm" fo:break-before="auto" style:use-optimal-row-height="false"/>
    </style:style>
    <style:style style:name="ro16" style:family="table-row">
      <style:table-row-properties style:row-height="42.07mm" fo:break-before="auto" style:use-optimal-row-height="false"/>
    </style:style>
    <style:style style:name="ro17" style:family="table-row">
      <style:table-row-properties style:row-height="45.24mm" fo:break-before="auto" style:use-optimal-row-height="false"/>
    </style:style>
    <style:style style:name="ro18" style:family="table-row">
      <style:table-row-properties style:row-height="10.05mm" fo:break-before="auto" style:use-optimal-row-height="true"/>
    </style:style>
    <style:style style:name="ro19" style:family="table-row">
      <style:table-row-properties style:row-height="42.86mm" fo:break-before="auto" style:use-optimal-row-height="false"/>
    </style:style>
    <style:style style:name="ro20" style:family="table-row">
      <style:table-row-properties style:row-height="5.26mm" fo:break-before="auto" style:use-optimal-row-height="true"/>
    </style:style>
    <style:style style:name="ro21" style:family="table-row">
      <style:table-row-properties style:row-height="42.33mm" fo:break-before="auto" style:use-optimal-row-height="false"/>
    </style:style>
    <style:style style:name="ro22" style:family="table-row">
      <style:table-row-properties style:row-height="19.47mm" fo:break-before="auto" style:use-optimal-row-height="true"/>
    </style:style>
    <style:style style:name="ro23" style:family="table-row">
      <style:table-row-properties style:row-height="49.48mm" fo:break-before="auto" style:use-optimal-row-height="false"/>
    </style:style>
    <style:style style:name="ro24" style:family="table-row">
      <style:table-row-properties style:row-height="44.45mm" fo:break-before="auto" style:use-optimal-row-height="false"/>
    </style:style>
    <style:style style:name="ro25" style:family="table-row">
      <style:table-row-properties style:row-height="43.39mm" fo:break-before="auto" style:use-optimal-row-height="false"/>
    </style:style>
    <style:style style:name="ro26" style:family="table-row">
      <style:table-row-properties style:row-height="41.8mm" fo:break-before="auto" style:use-optimal-row-height="false"/>
    </style:style>
    <style:style style:name="ro27" style:family="table-row">
      <style:table-row-properties style:row-height="43.66mm" fo:break-before="auto" style:use-optimal-row-height="false"/>
    </style:style>
    <style:style style:name="ro28" style:family="table-row">
      <style:table-row-properties style:row-height="6.84mm" fo:break-before="auto" style:use-optimal-row-height="true"/>
    </style:style>
    <style:style style:name="ro29" style:family="table-row">
      <style:table-row-properties style:row-height="5.29mm" fo:break-before="auto" style:use-optimal-row-height="true"/>
    </style:style>
    <style:style style:name="ro30" style:family="table-row">
      <style:table-row-properties style:row-height="39.95mm" fo:break-before="auto" style:use-optimal-row-height="false"/>
    </style:style>
    <style:style style:name="ro31" style:family="table-row">
      <style:table-row-properties style:row-height="37.31mm" fo:break-before="auto" style:use-optimal-row-height="false"/>
    </style:style>
    <style:style style:name="ro32" style:family="table-row">
      <style:table-row-properties style:row-height="29.37mm" fo:break-before="auto" style:use-optimal-row-height="false"/>
    </style:style>
    <style:style style:name="ro33" style:family="table-row">
      <style:table-row-properties style:row-height="33.6mm" fo:break-before="auto" style:use-optimal-row-height="false"/>
    </style:style>
    <style:style style:name="ro34" style:family="table-row">
      <style:table-row-properties style:row-height="32.01mm" fo:break-before="auto" style:use-optimal-row-height="false"/>
    </style:style>
    <style:style style:name="ro35" style:family="table-row">
      <style:table-row-properties style:row-height="31.22mm" fo:break-before="auto" style:use-optimal-row-height="false"/>
    </style:style>
    <style:style style:name="ro36" style:family="table-row">
      <style:table-row-properties style:row-height="36.78mm" fo:break-before="auto" style:use-optimal-row-height="false"/>
    </style:style>
    <style:style style:name="ro40" style:family="table-row">
      <style:table-row-properties style:row-height="27.52mm" fo:break-before="auto" style:use-optimal-row-height="false"/>
    </style:style>
    <style:style style:name="ro41" style:family="table-row">
      <style:table-row-properties style:row-height="28.84mm" fo:break-before="auto" style:use-optimal-row-height="false"/>
    </style:style>
    <style:style style:name="ro42" style:family="table-row">
      <style:table-row-properties style:row-height="31.49mm" fo:break-before="auto" style:use-optimal-row-height="false"/>
    </style:style>
    <style:style style:name="ro43" style:family="table-row">
      <style:table-row-properties style:row-height="38.89mm" fo:break-before="auto" style:use-optimal-row-height="false"/>
    </style:style>
    <style:style style:name="ta2" style:family="table" style:master-page-name="PageStyle_5f_Feature_20__23__20_Test_20_Cases_20__28_2_29_">
      <style:table-properties table:display="true" style:writing-mode="lr-tb"/>
    </style:style>
    <style:style style:name="ta3" style:family="table" style:master-page-name="PageStyle_5f_Examples">
      <style:table-properties table:display="true" style:writing-mode="lr-tb"/>
    </style:style>
    <style:style style:name="ta4" style:family="table" style:master-page-name="PageStyle_5f_Feature_20__23__20_Test_20_Cases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6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8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3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font-size="15pt" fo:font-weight="bold" style:font-size-asian="15pt" style:font-weight-asian="bold" style:font-size-complex="15pt" style:font-weight-complex="bold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5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52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55" style:family="table-cell" style:parent-style-name="Default">
      <style:table-cell-properties fo:background-color="#89c765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35" style:family="table-cell" style:parent-style-name="Default">
      <style:table-cell-properties fo:background-color="#fff4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3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5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59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61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6" style:family="text">
      <style:text-properties style:font-name="Calibri" style:font-style-complex="normal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7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8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fo:text-shadow="none" style:font-name="Calibri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style:font-style-complex="normal"/>
    </style:style>
    <style:style style:name="T10" style:family="text">
      <style:text-properties fo:text-shadow="none" style:font-name="Calibri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style:font-style-complex="normal" fo:font-weight="normal" style:font-weight-asian="normal" style:font-weight-complex="normal"/>
    </style:style>
    <style:style style:name="T11" style:family="text">
      <style:text-properties style:text-position="0% 100%" style:font-name="Calibri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2" style:family="text">
      <style:text-properties fo:color="#000000" fo:text-shadow="none" fo:font-size="11pt" fo:font-weight="bold" style:text-underline-style="none" style:text-underline-color="font-color" style:text-line-through-type="none" fo:font-style="normal" style:text-outline="false" style:text-position="0% 100%" style:font-name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ature # Test Cases" table:style-name="ta4">
        <office:forms form:automatic-focus="false" form:apply-design-mode="false"/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53"/>
        <table:table-column table:style-name="co15" table:default-cell-style-name="ce41"/>
        <table:table-column table:style-name="co7" table:default-cell-style-name="ce41"/>
        <table:table-column table:style-name="co16" table:default-cell-style-name="ce41"/>
        <table:table-column table:style-name="co17" table:default-cell-style-name="ce53"/>
        <table:table-column table:style-name="co10" table:default-cell-style-name="ce60"/>
        <table:table-column table:style-name="co11" table:number-columns-repeated="1014" table:default-cell-style-name="ce41"/>
        <table:table-row table:style-name="ro1">
          <table:table-cell table:style-name="ce40"/>
          <table:table-cell table:style-name="ce42" table:number-columns-repeated="3"/>
          <table:table-cell table:style-name="ce51"/>
          <table:table-cell table:style-name="ce42" table:number-columns-repeated="3"/>
          <table:table-cell table:style-name="ce51"/>
          <table:table-cell table:style-name="ce58"/>
          <table:table-cell table:number-columns-repeated="1014"/>
        </table:table-row>
        <table:table-row table:style-name="ro2">
          <table:table-cell table:style-name="ce40"/>
          <table:table-cell table:style-name="ce43" office:value-type="string" calcext:value-type="string">
            <text:p>Test Case ID</text:p>
          </table:table-cell>
          <table:table-cell table:style-name="ce43" office:value-type="string" calcext:value-type="string">
            <text:p>Test Name</text:p>
          </table:table-cell>
          <table:table-cell table:style-name="ce43" office:value-type="string" calcext:value-type="string">
            <text:p>Test Description</text:p>
          </table:table-cell>
          <table:table-cell table:style-name="ce52" office:value-type="string" calcext:value-type="string">
            <text:p>TC #</text:p>
          </table:table-cell>
          <table:table-cell table:style-name="ce43" office:value-type="string" calcext:value-type="string">
            <text:p>Test Steps</text:p>
          </table:table-cell>
          <table:table-cell table:style-name="ce43" office:value-type="string" calcext:value-type="string">
            <text:p>Expected Result</text:p>
          </table:table-cell>
          <table:table-cell table:style-name="ce43" office:value-type="string" calcext:value-type="string">
            <text:p>Actual Result</text:p>
          </table:table-cell>
          <table:table-cell table:style-name="ce52" office:value-type="string" calcext:value-type="string">
            <text:p>Status</text:p>
          </table:table-cell>
          <table:table-cell table:style-name="ce59" office:value-type="string" calcext:value-type="string">
            <text:p>Comments</text:p>
          </table:table-cell>
          <table:table-cell table:number-columns-repeated="1014"/>
        </table:table-row>
        <table:table-row table:style-name="ro3">
          <table:table-cell/>
          <table:table-cell table:style-name="ce44" table:number-columns-spanned="1" table:number-rows-spanned="4"/>
          <table:table-cell table:style-name="ce48" office:value-type="string" calcext:value-type="string" table:number-columns-spanned="1" table:number-rows-spanned="4">
            <text:p>Begin</text:p>
          </table:table-cell>
          <table:table-cell table:style-name="ce48" office:value-type="string" calcext:value-type="string" table:number-columns-spanned="1" table:number-rows-spanned="4">
            <text:p><text:span text:style-name="T5">Given: </text:span><text:span text:style-name="T6">teacher presses a button</text:span></text:p>
            <text:p/>
            <text:p><text:span text:style-name="T5">When: </text:span><text:span text:style-name="T6">Begin button is pressed</text:span></text:p>
            <text:p/>
            <text:p><text:span text:style-name="T5">Then: </text:span><text:span text:style-name="T6">Robot begins game of Simon Says</text:span></text:p>
            <text:p/>
            <text:p><text:span text:style-name="T7">Prerequisite: </text:span></text:p>
            <text:p><text:span text:style-name="T8">User interface is available</text:span></text:p>
            <text:p/>
            <text:p><text:span text:style-name="T7">Test Data:</text:span></text:p>
            <text:p><text:span text:style-name="T8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robot has idle mode turned on</text:p>
          </table:table-cell>
          <table:table-cell table:number-columns-repeated="2" table:style-name="ce54" office:value-type="string" calcext:value-type="string">
            <text:p>robot is in idle mode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0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press “begin” button</text:p>
          </table:table-cell>
          <table:table-cell table:style-name="ce54" office:value-type="string" calcext:value-type="string">
            <text:p>robot begins game of simon says</text:p>
          </table:table-cell>
          <table:table-cell table:style-name="ce54" office:value-type="string" calcext:value-type="string">
            <text:p>N/A</text:p>
          </table:table-cell>
          <table:table-cell table:style-name="ce35" office:value-type="string" calcext:value-type="string">
            <text:p>in progress</text:p>
          </table:table-cell>
          <table:table-cell table:style-name="ce48" office:value-type="string" calcext:value-type="string">
            <text:p>UI pending</text:p>
          </table:table-cell>
          <table:table-cell table:number-columns-repeated="1014"/>
        </table:table-row>
        <table:table-row table:style-name="ro5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table:number-columns-repeated="3"/>
          <table:table-cell table:style-name="ce36"/>
          <table:table-cell table:style-name="ce48"/>
          <table:table-cell table:number-columns-repeated="1014"/>
        </table:table-row>
        <table:table-row table:style-name="ro6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3"/>
          <table:table-cell table:style-name="ce36"/>
          <table:table-cell table:style-name="ce48"/>
          <table:table-cell table:number-columns-repeated="1014"/>
        </table:table-row>
        <table:table-row table:style-name="ro3">
          <table:table-cell/>
          <table:table-cell table:style-name="ce44" table:number-columns-spanned="1" table:number-rows-spanned="4"/>
          <table:table-cell table:style-name="ce48" office:value-type="string" calcext:value-type="string" table:number-columns-spanned="1" table:number-rows-spanned="4">
            <text:p>“Simon Says”</text:p>
          </table:table-cell>
          <table:table-cell table:style-name="ce48" office:value-type="string" calcext:value-type="string" table:number-columns-spanned="1" table:number-rows-spanned="4">
            <text:p><text:span text:style-name="T5">Given: </text:span><text:span text:style-name="T6">teacher presses a button</text:span></text:p>
            <text:p/>
            <text:p><text:span text:style-name="T5">When: </text:span><text:span text:style-name="T6">“simon says” button is pressed</text:span></text:p>
            <text:p/>
            <text:p><text:span text:style-name="T5">Then: </text:span><text:span text:style-name="T6">robot enters dialogue tree with the phrase “simon says”</text:span></text:p>
            <text:p/>
            <text:p><text:span text:style-name="T7">Prerequisite: </text:span></text:p>
            <text:p><text:span text:style-name="T8">User interface is available</text:span></text:p>
            <text:p/>
            <text:p><text:span text:style-name="T7">Test Data:</text:span></text:p>
            <text:p><text:span text:style-name="T8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robot has idle mode turned on</text:p>
          </table:table-cell>
          <table:table-cell table:number-columns-repeated="2" table:style-name="ce54" office:value-type="string" calcext:value-type="string">
            <text:p>robot is in idle mode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0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press “simon says” button</text:p>
          </table:table-cell>
          <table:table-cell table:style-name="ce54" office:value-type="string" calcext:value-type="string">
            <text:p>robot enters dialgue tree with the phrase “simon says”</text:p>
          </table:table-cell>
          <table:table-cell table:style-name="ce54" office:value-type="string" calcext:value-type="string">
            <text:p>N/A</text:p>
          </table:table-cell>
          <table:table-cell table:style-name="ce35" office:value-type="string" calcext:value-type="string">
            <text:p>in progress</text:p>
          </table:table-cell>
          <table:table-cell table:style-name="ce48" office:value-type="string" calcext:value-type="string">
            <text:p>UI pending</text:p>
          </table:table-cell>
          <table:table-cell table:number-columns-repeated="1014"/>
        </table:table-row>
        <table:table-row table:style-name="ro5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table:number-columns-repeated="3"/>
          <table:table-cell table:style-name="ce36"/>
          <table:table-cell table:style-name="ce48"/>
          <table:table-cell table:number-columns-repeated="1014"/>
        </table:table-row>
        <table:table-row table:style-name="ro11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3"/>
          <table:table-cell table:style-name="ce36"/>
          <table:table-cell table:style-name="ce48"/>
          <table:table-cell table:number-columns-repeated="1014"/>
        </table:table-row>
        <table:table-row table:style-name="ro3">
          <table:table-cell/>
          <table:table-cell table:style-name="ce44" table:number-columns-spanned="1" table:number-rows-spanned="4"/>
          <table:table-cell table:style-name="ce48" office:value-type="string" calcext:value-type="string" table:number-columns-spanned="1" table:number-rows-spanned="4">
            <text:p>without</text:p>
          </table:table-cell>
          <table:table-cell table:style-name="ce48" office:value-type="string" calcext:value-type="string" table:number-columns-spanned="1" table:number-rows-spanned="4">
            <text:p><text:span text:style-name="T5">Given: </text:span><text:span text:style-name="T6">teacher presses a button</text:span></text:p>
            <text:p/>
            <text:p><text:span text:style-name="T5">When: </text:span><text:span text:style-name="T6">“without” button is pressed</text:span></text:p>
            <text:p/>
            <text:p><text:span text:style-name="T5">Then: </text:span><text:span text:style-name="T6">robot enters dialogue tree without the phrase “simon says”</text:span></text:p>
            <text:p/>
            <text:p><text:span text:style-name="T7">Prerequisite: </text:span></text:p>
            <text:p><text:span text:style-name="T8">User Interface is available</text:span></text:p>
            <text:p/>
            <text:p><text:span text:style-name="T7">Test Data:</text:span></text:p>
            <text:p><text:span text:style-name="T8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robot has idle mode turned on</text:p>
          </table:table-cell>
          <table:table-cell table:number-columns-repeated="2" table:style-name="ce54" office:value-type="string" calcext:value-type="string">
            <text:p>robot is in idle mode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2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press “without” button</text:p>
          </table:table-cell>
          <table:table-cell table:style-name="ce54" office:value-type="string" calcext:value-type="string">
            <text:p>robot enters dialgue tree without the phrase “simon says”</text:p>
          </table:table-cell>
          <table:table-cell table:style-name="ce54" office:value-type="string" calcext:value-type="string">
            <text:p>N/A</text:p>
          </table:table-cell>
          <table:table-cell table:style-name="ce35" office:value-type="string" calcext:value-type="string">
            <text:p>in progress</text:p>
          </table:table-cell>
          <table:table-cell table:style-name="ce48" office:value-type="string" calcext:value-type="string">
            <text:p>UI pending</text:p>
          </table:table-cell>
          <table:table-cell table:number-columns-repeated="1014"/>
        </table:table-row>
        <table:table-row table:style-name="ro5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table:number-columns-repeated="3"/>
          <table:table-cell table:style-name="ce36"/>
          <table:table-cell table:style-name="ce48"/>
          <table:table-cell table:number-columns-repeated="1014"/>
        </table:table-row>
        <table:table-row table:style-name="ro6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3"/>
          <table:table-cell table:style-name="ce36"/>
          <table:table-cell table:style-name="ce48"/>
          <table:table-cell table:number-columns-repeated="1014"/>
        </table:table-row>
        <table:table-row table:style-name="ro13">
          <table:table-cell/>
          <table:table-cell table:style-name="ce26" office:value-type="string" calcext:value-type="string" table:number-columns-spanned="9" table:number-rows-spanned="1">
            <text:p>“SIMON SAYS” DIALOGUE TREE</text:p>
          </table:table-cell>
          <table:covered-table-cell table:number-columns-repeated="2" table:style-name="ce50"/>
          <table:covered-table-cell table:style-name="ce44"/>
          <table:covered-table-cell table:number-columns-repeated="3" table:style-name="ce54"/>
          <table:covered-table-cell table:style-name="ce55"/>
          <table:covered-table-cell table:style-name="ce48"/>
          <table:table-cell table:number-columns-repeated="1014"/>
        </table:table-row>
        <table:table-row table:style-name="ro10">
          <table:table-cell/>
          <table:table-cell table:style-name="ce44" table:number-columns-spanned="1" table:number-rows-spanned="4"/>
          <table:table-cell table:style-name="ce48" office:value-type="string" calcext:value-type="string" table:number-columns-spanned="1" table:number-rows-spanned="4">
            <text:p>Simon Says touch head</text:p>
          </table:table-cell>
          <table:table-cell table:style-name="ce48" office:value-type="string" calcext:value-type="string" table:number-columns-spanned="1" table:number-rows-spanned="4">
            <text:p><text:span text:style-name="T9">Given: </text:span><text:span text:style-name="T10">random number is selected</text:span></text:p>
            <text:p/>
            <text:p><text:span text:style-name="T9">When: </text:span><text:span text:style-name="T10">1</text:span></text:p>
            <text:p/>
            <text:p><text:span text:style-name="T5">Then: </text:span><text:span text:style-name="T6">robot touches head and says “simon says touch head”</text:span></text:p>
            <text:p/>
            <text:p><text:span text:style-name="T7">Prerequisite: </text:span></text:p>
            <text:p><text:span text:style-name="T11">“simon says” dialogue tree is selected</text:span></text:p>
            <text:p/>
            <text:p><text:span text:style-name="T7">Test Data:</text:span></text:p>
            <text:p><text:span text:style-name="T8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“simon says” is selected</text:p>
          </table:table-cell>
          <table:table-cell table:number-columns-repeated="2" table:style-name="ce54" office:value-type="string" calcext:value-type="string">
            <text:p>robot is in “simon says” dialgoue tree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2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Number 1 is selected at random</text:p>
          </table:table-cell>
          <table:table-cell table:number-columns-repeated="2" table:style-name="ce54" office:value-type="string" calcext:value-type="string">
            <text:p>robot understands and touches head and says “simon says touch head”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0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office:value-type="string" calcext:value-type="string">
            <text:p>wrong number is selected</text:p>
          </table:table-cell>
          <table:table-cell table:number-columns-repeated="2" table:style-name="ce54" office:value-type="string" calcext:value-type="string">
            <text:p>robot does not understand and does not follow prompt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4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3"/>
          <table:table-cell table:style-name="ce36"/>
          <table:table-cell table:style-name="ce48"/>
          <table:table-cell table:number-columns-repeated="1014"/>
        </table:table-row>
        <table:table-row table:style-name="ro10">
          <table:table-cell/>
          <table:table-cell table:style-name="ce44" table:number-columns-spanned="1" table:number-rows-spanned="4"/>
          <table:table-cell table:style-name="ce48" office:value-type="string" calcext:value-type="string" table:number-columns-spanned="1" table:number-rows-spanned="4">
            <text:p>Simon Says touch hand</text:p>
          </table:table-cell>
          <table:table-cell table:style-name="ce48" office:value-type="string" calcext:value-type="string" table:number-columns-spanned="1" table:number-rows-spanned="4">
            <text:p><text:span text:style-name="T9">Given: </text:span><text:span text:style-name="T10">random number is selected</text:span></text:p>
            <text:p/>
            <text:p><text:span text:style-name="T12">When: 2</text:span></text:p>
            <text:p/>
            <text:p><text:span text:style-name="T5">Then: </text:span><text:span text:style-name="T6">robot touches hand and says “simon says touch hand”</text:span></text:p>
            <text:p/>
            <text:p><text:span text:style-name="T7">Prerequisite: </text:span></text:p>
            <text:p><text:span text:style-name="T11">“Simon Says” dialogue tree is selected</text:span></text:p>
            <text:p/>
            <text:p><text:span text:style-name="T7">Test Data:</text:span></text:p>
            <text:p><text:span text:style-name="T8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“simon says” is selected</text:p>
          </table:table-cell>
          <table:table-cell table:number-columns-repeated="2" table:style-name="ce54" office:value-type="string" calcext:value-type="string">
            <text:p>robot is in “simon says” dialgoue tree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2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Number 2 is selected at random</text:p>
          </table:table-cell>
          <table:table-cell table:style-name="ce54" office:value-type="string" calcext:value-type="string">
            <text:p>robot understands and touches hand while saying “simon says touch hand”</text:p>
          </table:table-cell>
          <table:table-cell table:style-name="ce54" office:value-type="string" calcext:value-type="string">
            <text:p>robot understands and touches hand and says “simon says touch hand”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0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office:value-type="string" calcext:value-type="string">
            <text:p>wrong number is selected</text:p>
          </table:table-cell>
          <table:table-cell table:number-columns-repeated="2" table:style-name="ce54" office:value-type="string" calcext:value-type="string">
            <text:p>robot does not understand and does not follow prompt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5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3"/>
          <table:table-cell table:style-name="ce36"/>
          <table:table-cell table:style-name="ce48"/>
          <table:table-cell table:number-columns-repeated="1014"/>
        </table:table-row>
        <table:table-row table:style-name="ro10">
          <table:table-cell/>
          <table:table-cell table:style-name="ce44" table:number-columns-spanned="1" table:number-rows-spanned="4"/>
          <table:table-cell table:style-name="ce48" office:value-type="string" calcext:value-type="string" table:number-columns-spanned="1" table:number-rows-spanned="4">
            <text:p>Simon Says touch chest</text:p>
          </table:table-cell>
          <table:table-cell table:style-name="ce48" office:value-type="string" calcext:value-type="string" table:number-columns-spanned="1" table:number-rows-spanned="4">
            <text:p><text:span text:style-name="T9">Given: </text:span><text:span text:style-name="T10">random number is selected</text:span></text:p>
            <text:p/>
            <text:p><text:span text:style-name="T9">When: </text:span><text:span text:style-name="T10">3</text:span></text:p>
            <text:p/>
            <text:p><text:span text:style-name="T5">Then: </text:span><text:span text:style-name="T6">robot touches chest and says “simon says touch chest”</text:span></text:p>
            <text:p/>
            <text:p><text:span text:style-name="T7">Prerequisite: </text:span></text:p>
            <text:p><text:span text:style-name="T11">“Simon Says” dialogue tree is selected</text:span></text:p>
            <text:p/>
            <text:p><text:span text:style-name="T7">Test Data:</text:span></text:p>
            <text:p><text:span text:style-name="T8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“simon says” is selected</text:p>
          </table:table-cell>
          <table:table-cell table:number-columns-repeated="2" table:style-name="ce54" office:value-type="string" calcext:value-type="string">
            <text:p>robot is in “simon says” dialgoue tree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2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Number 3 is selected at random</text:p>
          </table:table-cell>
          <table:table-cell table:style-name="ce54" office:value-type="string" calcext:value-type="string">
            <text:p>robot understands and touches chest and says “simon says touch chest”</text:p>
          </table:table-cell>
          <table:table-cell table:style-name="ce54" office:value-type="string" calcext:value-type="string">
            <text:p>robot understands and touches chest and says “simon says touch chest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0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office:value-type="string" calcext:value-type="string">
            <text:p>wrong number is selected</text:p>
          </table:table-cell>
          <table:table-cell table:number-columns-repeated="2" table:style-name="ce54" office:value-type="string" calcext:value-type="string">
            <text:p>robot does not understand and does not follow prompt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6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3"/>
          <table:table-cell table:style-name="ce36"/>
          <table:table-cell table:style-name="ce48"/>
          <table:table-cell table:number-columns-repeated="1014"/>
        </table:table-row>
        <table:table-row table:style-name="ro10">
          <table:table-cell/>
          <table:table-cell table:style-name="ce44" table:number-columns-spanned="1" table:number-rows-spanned="4"/>
          <table:table-cell table:style-name="ce48" office:value-type="string" calcext:value-type="string" table:number-columns-spanned="1" table:number-rows-spanned="4">
            <text:p>Simon Says raise both arms</text:p>
          </table:table-cell>
          <table:table-cell table:style-name="ce48" office:value-type="string" calcext:value-type="string" table:number-columns-spanned="1" table:number-rows-spanned="4">
            <text:p><text:span text:style-name="T9">Given: </text:span><text:span text:style-name="T10">random number is selected</text:span></text:p>
            <text:p/>
            <text:p><text:span text:style-name="T12">When: 4</text:span></text:p>
            <text:p/>
            <text:p><text:span text:style-name="T5">Then: </text:span><text:span text:style-name="T6">robot raises both hands and says “simon says raise both hands</text:span></text:p>
            <text:p/>
            <text:p><text:span text:style-name="T7">Prerequisite: </text:span></text:p>
            <text:p><text:span text:style-name="T11">“Simon Says” dialogue tree is selected</text:span></text:p>
            <text:p/>
            <text:p><text:span text:style-name="T7">Test Data:</text:span></text:p>
            <text:p><text:span text:style-name="T8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“simon says” is selected</text:p>
          </table:table-cell>
          <table:table-cell table:number-columns-repeated="2" table:style-name="ce54" office:value-type="string" calcext:value-type="string">
            <text:p>robot is in “simon says” dialgoue tree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2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Number 4 is selected at random</text:p>
          </table:table-cell>
          <table:table-cell table:number-columns-repeated="2" table:style-name="ce54" office:value-type="string" calcext:value-type="string">
            <text:p>robot understands and raises both hands and says “simon says raise both arms”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0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office:value-type="string" calcext:value-type="string">
            <text:p>wrong number is selected</text:p>
          </table:table-cell>
          <table:table-cell table:number-columns-repeated="2" table:style-name="ce54" office:value-type="string" calcext:value-type="string">
            <text:p>robot does not understand and does not follow prompt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7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3"/>
          <table:table-cell table:style-name="ce36"/>
          <table:table-cell table:style-name="ce48"/>
          <table:table-cell table:number-columns-repeated="1014"/>
        </table:table-row>
        <table:table-row table:style-name="ro18">
          <table:table-cell/>
          <table:table-cell table:style-name="ce44" table:number-columns-spanned="1" table:number-rows-spanned="4"/>
          <table:table-cell table:style-name="ce48" office:value-type="string" calcext:value-type="string" table:number-columns-spanned="1" table:number-rows-spanned="4">
            <text:p>Simon Says raise one arm</text:p>
          </table:table-cell>
          <table:table-cell table:style-name="ce48" office:value-type="string" calcext:value-type="string" table:number-columns-spanned="1" table:number-rows-spanned="4">
            <text:p><text:span text:style-name="T9">Given: </text:span><text:span text:style-name="T10">random number is selected</text:span></text:p>
            <text:p/>
            <text:p><text:span text:style-name="T12">When: 5</text:span></text:p>
            <text:p/>
            <text:p><text:span text:style-name="T5">Then: </text:span><text:span text:style-name="T6">robot raises one arm and says “Simon says raise one arm”</text:span></text:p>
            <text:p/>
            <text:p><text:span text:style-name="T7">Prerequisite: </text:span></text:p>
            <text:p><text:span text:style-name="T11">“Simon Says” dialogue tree is selected</text:span></text:p>
            <text:p/>
            <text:p><text:span text:style-name="T7">Test Data:</text:span></text:p>
            <text:p><text:span text:style-name="T8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“simon says” is selected</text:p>
          </table:table-cell>
          <table:table-cell table:number-columns-repeated="2" table:style-name="ce54" office:value-type="string" calcext:value-type="string">
            <text:p>robot is in “simon says” dialgoue tree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2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Number 5 is selected at random</text:p>
          </table:table-cell>
          <table:table-cell table:number-columns-repeated="2" table:style-name="ce54" office:value-type="string" calcext:value-type="string">
            <text:p>robot understands and raises one arm and says “simon says raise one arm”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0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office:value-type="string" calcext:value-type="string">
            <text:p>wrong number is selected</text:p>
          </table:table-cell>
          <table:table-cell table:number-columns-repeated="2" table:style-name="ce54" office:value-type="string" calcext:value-type="string">
            <text:p>robot does not understand and does not follow prompt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9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3"/>
          <table:table-cell table:style-name="ce36"/>
          <table:table-cell table:style-name="ce48"/>
          <table:table-cell table:number-columns-repeated="1014"/>
        </table:table-row>
        <table:table-row table:style-name="ro20">
          <table:table-cell/>
          <table:table-cell table:style-name="ce44" table:number-columns-spanned="1" table:number-rows-spanned="4"/>
          <table:table-cell table:style-name="ce48" office:value-type="string" calcext:value-type="string" table:number-columns-spanned="1" table:number-rows-spanned="4">
            <text:p>Simon Says touch knee</text:p>
          </table:table-cell>
          <table:table-cell table:style-name="ce48" office:value-type="string" calcext:value-type="string" table:number-columns-spanned="1" table:number-rows-spanned="4">
            <text:p><text:span text:style-name="T5">Given: </text:span><text:span text:style-name="T6">teacher gives a command</text:span></text:p>
            <text:p/>
            <text:p><text:span text:style-name="T5">When: </text:span><text:span text:style-name="T6">“touch knee”</text:span></text:p>
            <text:p/>
            <text:p><text:span text:style-name="T5">Then: </text:span><text:span text:style-name="T6">robot touches knee and says “simon says touch knee”</text:span></text:p>
            <text:p/>
            <text:p><text:span text:style-name="T7">Prerequisite: </text:span></text:p>
            <text:p><text:span text:style-name="T8">User Interface is available</text:span></text:p>
            <text:p/>
            <text:p><text:span text:style-name="T7">Test Data:</text:span></text:p>
            <text:p><text:span text:style-name="T8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robot has idle mode turned on</text:p>
          </table:table-cell>
          <table:table-cell table:number-columns-repeated="2" table:style-name="ce54" office:value-type="string" calcext:value-type="string">
            <text:p>robot is in idle mode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2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say “touch knee”</text:p>
          </table:table-cell>
          <table:table-cell table:number-columns-repeated="2" table:style-name="ce54" office:value-type="string" calcext:value-type="string">
            <text:p>robot understands and touches knee and says “simon says touch knee”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0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office:value-type="string" calcext:value-type="string">
            <text:p>say incorrect phrase</text:p>
          </table:table-cell>
          <table:table-cell table:number-columns-repeated="2" table:style-name="ce54" office:value-type="string" calcext:value-type="string">
            <text:p>robot does not understand and does not follow prompt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21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3"/>
          <table:table-cell table:style-name="ce36"/>
          <table:table-cell table:style-name="ce48"/>
          <table:table-cell table:number-columns-repeated="1014"/>
        </table:table-row>
        <table:table-row table:style-name="ro20">
          <table:table-cell/>
          <table:table-cell table:style-name="ce44" table:number-columns-spanned="1" table:number-rows-spanned="4"/>
          <table:table-cell table:style-name="ce48" office:value-type="string" calcext:value-type="string" table:number-columns-spanned="1" table:number-rows-spanned="4">
            <text:p>Simon Says hold one arm forward</text:p>
          </table:table-cell>
          <table:table-cell table:style-name="ce48" office:value-type="string" calcext:value-type="string" table:number-columns-spanned="1" table:number-rows-spanned="4">
            <text:p><text:span text:style-name="T5">Given: </text:span><text:span text:style-name="T6">teacher gives a command</text:span></text:p>
            <text:p/>
            <text:p><text:span text:style-name="T5">When: </text:span><text:span text:style-name="T6">“hold one arm forward”</text:span></text:p>
            <text:p/>
            <text:p><text:span text:style-name="T5">Then: </text:span><text:span text:style-name="T6">robot holds one arm forward and says “simon says hold one arm forward”</text:span></text:p>
            <text:p/>
            <text:p><text:span text:style-name="T7">Prerequisite: </text:span></text:p>
            <text:p><text:span text:style-name="T8">User Interface is available</text:span></text:p>
            <text:p/>
            <text:p><text:span text:style-name="T7">Test Data:</text:span></text:p>
            <text:p><text:span text:style-name="T8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robot has idle mode turned on</text:p>
          </table:table-cell>
          <table:table-cell table:number-columns-repeated="2" table:style-name="ce54" office:value-type="string" calcext:value-type="string">
            <text:p>robot is in idle mode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22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say “hold one arm forward”</text:p>
          </table:table-cell>
          <table:table-cell table:number-columns-repeated="2" table:style-name="ce54" office:value-type="string" calcext:value-type="string">
            <text:p>robot understands and holds one arm forward and says “Simon says hold one arm forward”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0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office:value-type="string" calcext:value-type="string">
            <text:p>say incorrect phrase</text:p>
          </table:table-cell>
          <table:table-cell table:number-columns-repeated="2" table:style-name="ce54" office:value-type="string" calcext:value-type="string">
            <text:p>robot does not understand and does not follow prompt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23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3"/>
          <table:table-cell table:style-name="ce36"/>
          <table:table-cell table:style-name="ce48"/>
          <table:table-cell table:number-columns-repeated="1014"/>
        </table:table-row>
        <table:table-row table:style-name="ro20">
          <table:table-cell/>
          <table:table-cell table:style-name="ce44" table:number-columns-spanned="1" table:number-rows-spanned="4"/>
          <table:table-cell table:style-name="ce48" office:value-type="string" calcext:value-type="string" table:number-columns-spanned="1" table:number-rows-spanned="4">
            <text:p>Simon Says hold both arms forward</text:p>
          </table:table-cell>
          <table:table-cell table:style-name="ce48" office:value-type="string" calcext:value-type="string" table:number-columns-spanned="1" table:number-rows-spanned="4">
            <text:p><text:span text:style-name="T5">Given: </text:span><text:span text:style-name="T6">teacher gives a command</text:span></text:p>
            <text:p/>
            <text:p><text:span text:style-name="T5">When: </text:span><text:span text:style-name="T6">“hold both arms forward”</text:span></text:p>
            <text:p/>
            <text:p><text:span text:style-name="T5">Then: </text:span><text:span text:style-name="T6">robot holds both arms forward</text:span></text:p>
            <text:p/>
            <text:p><text:span text:style-name="T7">Prerequisite: </text:span></text:p>
            <text:p><text:span text:style-name="T8">User Interface is available</text:span></text:p>
            <text:p/>
            <text:p><text:span text:style-name="T7">Test Data:</text:span></text:p>
            <text:p><text:span text:style-name="T8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robot has idle mode turned on</text:p>
          </table:table-cell>
          <table:table-cell table:number-columns-repeated="2" table:style-name="ce54" office:value-type="string" calcext:value-type="string">
            <text:p>robot is in idle mode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22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say “hold both arms forward”</text:p>
          </table:table-cell>
          <table:table-cell table:number-columns-repeated="2" table:style-name="ce54" office:value-type="string" calcext:value-type="string">
            <text:p>robot understands and holds both arms forward and says “simon says hold both arms forward”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0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office:value-type="string" calcext:value-type="string">
            <text:p>say incorrect phrase</text:p>
          </table:table-cell>
          <table:table-cell table:number-columns-repeated="2" table:style-name="ce54" office:value-type="string" calcext:value-type="string">
            <text:p>robot does not understand and does not follow prompt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24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3"/>
          <table:table-cell table:style-name="ce36"/>
          <table:table-cell table:style-name="ce48"/>
          <table:table-cell table:number-columns-repeated="1014"/>
        </table:table-row>
        <table:table-row table:style-name="ro20">
          <table:table-cell/>
          <table:table-cell table:style-name="ce44" table:number-columns-spanned="1" table:number-rows-spanned="4"/>
          <table:table-cell table:style-name="ce48" office:value-type="string" calcext:value-type="string" table:number-columns-spanned="1" table:number-rows-spanned="4">
            <text:p>Simon Says hold one arm out</text:p>
          </table:table-cell>
          <table:table-cell table:style-name="ce48" office:value-type="string" calcext:value-type="string" table:number-columns-spanned="1" table:number-rows-spanned="4">
            <text:p><text:span text:style-name="T5">Given: </text:span><text:span text:style-name="T6">teacher gives a command</text:span></text:p>
            <text:p/>
            <text:p><text:span text:style-name="T5">When: </text:span><text:span text:style-name="T6">“hold one arm out”</text:span></text:p>
            <text:p/>
            <text:p><text:span text:style-name="T5">Then: </text:span><text:span text:style-name="T6">robot holds one arm out</text:span></text:p>
            <text:p/>
            <text:p><text:span text:style-name="T7">Prerequisite: </text:span></text:p>
            <text:p><text:span text:style-name="T8">User interface is available</text:span></text:p>
            <text:p/>
            <text:p><text:span text:style-name="T7">Test Data:</text:span></text:p>
            <text:p><text:span text:style-name="T8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robot has idle mode turned on</text:p>
          </table:table-cell>
          <table:table-cell table:number-columns-repeated="2" table:style-name="ce54" office:value-type="string" calcext:value-type="string">
            <text:p>robot is in idle mode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2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say “hold one arm out”</text:p>
          </table:table-cell>
          <table:table-cell table:number-columns-repeated="2" table:style-name="ce54" office:value-type="string" calcext:value-type="string">
            <text:p>robot understands and holds one arm out and says “simon says hold one arm out”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0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office:value-type="string" calcext:value-type="string">
            <text:p>say incorrect phrase</text:p>
          </table:table-cell>
          <table:table-cell table:number-columns-repeated="2" table:style-name="ce54" office:value-type="string" calcext:value-type="string">
            <text:p>robot does not understand and does not follow prompt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25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3"/>
          <table:table-cell table:style-name="ce36"/>
          <table:table-cell table:style-name="ce48"/>
          <table:table-cell table:number-columns-repeated="1014"/>
        </table:table-row>
        <table:table-row table:style-name="ro20">
          <table:table-cell/>
          <table:table-cell table:style-name="ce44" table:number-columns-spanned="1" table:number-rows-spanned="4"/>
          <table:table-cell table:style-name="ce48" office:value-type="string" calcext:value-type="string" table:number-columns-spanned="1" table:number-rows-spanned="4">
            <text:p>Simon Says hold both arms out</text:p>
          </table:table-cell>
          <table:table-cell table:style-name="ce48" office:value-type="string" calcext:value-type="string" table:number-columns-spanned="1" table:number-rows-spanned="4">
            <text:p><text:span text:style-name="T5">Given: </text:span><text:span text:style-name="T6">teacher gives a command</text:span></text:p>
            <text:p/>
            <text:p><text:span text:style-name="T5">When: “</text:span><text:span text:style-name="T6">hold both arms out”</text:span></text:p>
            <text:p/>
            <text:p><text:span text:style-name="T5">Then: </text:span><text:span text:style-name="T6">robot holds both arms out and says “simon says hold both arms out”</text:span></text:p>
            <text:p/>
            <text:p><text:span text:style-name="T7">Prerequisite: </text:span></text:p>
            <text:p><text:span text:style-name="T8">User interface is available</text:span></text:p>
            <text:p/>
            <text:p><text:span text:style-name="T7">Test Data:</text:span></text:p>
            <text:p><text:span text:style-name="T8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robot has idle mode turned on</text:p>
          </table:table-cell>
          <table:table-cell table:number-columns-repeated="2" table:style-name="ce54" office:value-type="string" calcext:value-type="string">
            <text:p>robot is in idle mode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22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say “hold both arms out”</text:p>
          </table:table-cell>
          <table:table-cell table:number-columns-repeated="2" table:style-name="ce54" office:value-type="string" calcext:value-type="string">
            <text:p>robot understands and holds both arms out and says “simon says hold both arms out”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0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office:value-type="string" calcext:value-type="string">
            <text:p>say incorrect phrase</text:p>
          </table:table-cell>
          <table:table-cell table:number-columns-repeated="2" table:style-name="ce54" office:value-type="string" calcext:value-type="string">
            <text:p>robot does not understand and does not follow prompt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26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3"/>
          <table:table-cell table:style-name="ce36"/>
          <table:table-cell table:style-name="ce48"/>
          <table:table-cell table:number-columns-repeated="1014"/>
        </table:table-row>
        <table:table-row table:style-name="ro20">
          <table:table-cell/>
          <table:table-cell table:style-name="ce44" table:number-columns-spanned="1" table:number-rows-spanned="4"/>
          <table:table-cell table:style-name="ce48" office:value-type="string" calcext:value-type="string" table:number-columns-spanned="1" table:number-rows-spanned="4">
            <text:p>Simon Says dab</text:p>
          </table:table-cell>
          <table:table-cell table:style-name="ce48" office:value-type="string" calcext:value-type="string" table:number-columns-spanned="1" table:number-rows-spanned="4">
            <text:p><text:span text:style-name="T5">Given: </text:span><text:span text:style-name="T6">teacher gives a command</text:span></text:p>
            <text:p/>
            <text:p><text:span text:style-name="T5">When: </text:span><text:span text:style-name="T6">“dab”</text:span></text:p>
            <text:p/>
            <text:p><text:span text:style-name="T5">Then: </text:span><text:span text:style-name="T6">robot dabs and says “simon says dab”</text:span></text:p>
            <text:p/>
            <text:p><text:span text:style-name="T7">Prerequisite: </text:span></text:p>
            <text:p><text:span text:style-name="T8">User Interface is available</text:span></text:p>
            <text:p/>
            <text:p><text:span text:style-name="T7">Test Data:</text:span></text:p>
            <text:p><text:span text:style-name="T8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robot has idle mode turned on</text:p>
          </table:table-cell>
          <table:table-cell table:number-columns-repeated="2" table:style-name="ce54" office:value-type="string" calcext:value-type="string">
            <text:p>robot is in idle mode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0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say “dab”</text:p>
          </table:table-cell>
          <table:table-cell table:number-columns-repeated="2" table:style-name="ce54" office:value-type="string" calcext:value-type="string">
            <text:p>robot understands and dabs and says “simon says dab”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0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office:value-type="string" calcext:value-type="string">
            <text:p>say incorrect phrase</text:p>
          </table:table-cell>
          <table:table-cell table:number-columns-repeated="2" table:style-name="ce54" office:value-type="string" calcext:value-type="string">
            <text:p>robot does not understand and does not follow prompt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27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4"/>
          <table:table-cell table:style-name="ce48"/>
          <table:table-cell table:number-columns-repeated="1014"/>
        </table:table-row>
        <table:table-row table:style-name="ro28">
          <table:table-cell/>
          <table:table-cell table:style-name="ce26" office:value-type="string" calcext:value-type="string" table:number-columns-spanned="9" table:number-rows-spanned="1">
            <text:p>WITHOUT DIALOGUE TREE</text:p>
          </table:table-cell>
          <table:covered-table-cell table:number-columns-repeated="2" table:style-name="ce50"/>
          <table:covered-table-cell table:style-name="ce44"/>
          <table:covered-table-cell table:number-columns-repeated="3" table:style-name="ce54"/>
          <table:covered-table-cell table:style-name="ce55"/>
          <table:covered-table-cell table:style-name="ce48"/>
          <table:table-cell table:number-columns-repeated="1014"/>
        </table:table-row>
        <table:table-row table:style-name="ro29">
          <table:table-cell/>
          <table:table-cell table:style-name="ce44" table:number-columns-spanned="1" table:number-rows-spanned="4"/>
          <table:table-cell table:style-name="ce48" office:value-type="string" calcext:value-type="string" table:number-columns-spanned="1" table:number-rows-spanned="4">
            <text:p>touch head</text:p>
          </table:table-cell>
          <table:table-cell table:style-name="ce48" office:value-type="string" calcext:value-type="string" table:number-columns-spanned="1" table:number-rows-spanned="4">
            <text:p><text:span text:style-name="T9">Given: </text:span><text:span text:style-name="T10">random number is selected</text:span></text:p>
            <text:p/>
            <text:p><text:span text:style-name="T5">When: </text:span><text:span text:style-name="T6">“touch head”</text:span></text:p>
            <text:p/>
            <text:p><text:span text:style-name="T5">Then: </text:span><text:span text:style-name="T6">robot touches head and says “simon says touch head”</text:span></text:p>
            <text:p/>
            <text:p><text:span text:style-name="T7">Prerequisite: </text:span></text:p>
            <text:p><text:span text:style-name="T8">User interface is available</text:span></text:p>
            <text:p/>
            <text:p><text:span text:style-name="T7">Test Data:</text:span></text:p>
            <text:p><text:span text:style-name="T8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robot has idle mode turned on</text:p>
          </table:table-cell>
          <table:table-cell table:number-columns-repeated="2" table:style-name="ce54" office:value-type="string" calcext:value-type="string">
            <text:p>robot is in idle mode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2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say “touch head”</text:p>
          </table:table-cell>
          <table:table-cell table:number-columns-repeated="2" table:style-name="ce54" office:value-type="string" calcext:value-type="string">
            <text:p>robot understands and touches head and says “touch head”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30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office:value-type="string" calcext:value-type="string">
            <text:p>say incorrect phrase</text:p>
          </table:table-cell>
          <table:table-cell table:number-columns-repeated="2" table:style-name="ce54" office:value-type="string" calcext:value-type="string">
            <text:p>robot does not understand and does not follow prompt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29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3"/>
          <table:table-cell table:style-name="ce36"/>
          <table:table-cell table:style-name="ce48"/>
          <table:table-cell table:number-columns-repeated="1014"/>
        </table:table-row>
        <table:table-row table:style-name="ro20">
          <table:table-cell/>
          <table:table-cell table:style-name="ce44" table:number-columns-spanned="1" table:number-rows-spanned="4"/>
          <table:table-cell table:style-name="ce48" office:value-type="string" calcext:value-type="string" table:number-columns-spanned="1" table:number-rows-spanned="4">
            <text:p>touch hand</text:p>
          </table:table-cell>
          <table:table-cell table:style-name="ce48" office:value-type="string" calcext:value-type="string" table:number-columns-spanned="1" table:number-rows-spanned="4">
            <text:p><text:span text:style-name="T5">Given: </text:span><text:span text:style-name="T6">teacher gives a command</text:span></text:p>
            <text:p/>
            <text:p><text:span text:style-name="T5">When: “</text:span><text:span text:style-name="T6">touch hand”</text:span></text:p>
            <text:p/>
            <text:p><text:span text:style-name="T5">Then: </text:span><text:span text:style-name="T6">robot touches hand and says “simon says touch hand”</text:span></text:p>
            <text:p/>
            <text:p><text:span text:style-name="T7">Prerequisite: </text:span></text:p>
            <text:p><text:span text:style-name="T8">User interface is available</text:span></text:p>
            <text:p/>
            <text:p><text:span text:style-name="T7">Test Data:</text:span></text:p>
            <text:p><text:span text:style-name="T8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robot has idle mode turned on</text:p>
          </table:table-cell>
          <table:table-cell table:number-columns-repeated="2" table:style-name="ce54" office:value-type="string" calcext:value-type="string">
            <text:p>robot is in idle mode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2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say “touch hand”</text:p>
          </table:table-cell>
          <table:table-cell table:style-name="ce54" office:value-type="string" calcext:value-type="string">
            <text:p>robot understands and touches hand while saying “touch hand”</text:p>
          </table:table-cell>
          <table:table-cell table:style-name="ce54" office:value-type="string" calcext:value-type="string">
            <text:p>robot understands and touches hand and says “touch hand”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31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office:value-type="string" calcext:value-type="string">
            <text:p>say incorrect phrase</text:p>
          </table:table-cell>
          <table:table-cell table:number-columns-repeated="2" table:style-name="ce54" office:value-type="string" calcext:value-type="string">
            <text:p>robot does not understand and does not follow prompt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29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3"/>
          <table:table-cell table:style-name="ce36"/>
          <table:table-cell table:style-name="ce48"/>
          <table:table-cell table:number-columns-repeated="1014"/>
        </table:table-row>
        <table:table-row table:style-name="ro20">
          <table:table-cell/>
          <table:table-cell table:style-name="ce44" table:number-columns-spanned="1" table:number-rows-spanned="4"/>
          <table:table-cell table:style-name="ce48" office:value-type="string" calcext:value-type="string" table:number-columns-spanned="1" table:number-rows-spanned="4">
            <text:p>touch chest</text:p>
          </table:table-cell>
          <table:table-cell table:style-name="ce48" office:value-type="string" calcext:value-type="string" table:number-columns-spanned="1" table:number-rows-spanned="4">
            <text:p><text:span text:style-name="T5">Given: </text:span><text:span text:style-name="T6">teacher gives a command</text:span></text:p>
            <text:p/>
            <text:p><text:span text:style-name="T5">When: </text:span><text:span text:style-name="T6">“touch chest”</text:span></text:p>
            <text:p/>
            <text:p><text:span text:style-name="T5">Then: </text:span><text:span text:style-name="T6">robot touches chest and says “simon says touch chest”</text:span></text:p>
            <text:p/>
            <text:p><text:span text:style-name="T7">Prerequisite: </text:span></text:p>
            <text:p><text:span text:style-name="T8">User Interface is available</text:span></text:p>
            <text:p/>
            <text:p><text:span text:style-name="T7">Test Data:</text:span></text:p>
            <text:p><text:span text:style-name="T8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robot has idle mode turned on</text:p>
          </table:table-cell>
          <table:table-cell table:number-columns-repeated="2" table:style-name="ce54" office:value-type="string" calcext:value-type="string">
            <text:p>robot is in idle mode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2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say “touch chest”</text:p>
          </table:table-cell>
          <table:table-cell table:style-name="ce54" office:value-type="string" calcext:value-type="string">
            <text:p>robot understands and touches chest and says “touch chest”</text:p>
          </table:table-cell>
          <table:table-cell table:style-name="ce54" office:value-type="string" calcext:value-type="string">
            <text:p>robot understands and touches chest and says “touch chest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8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office:value-type="string" calcext:value-type="string">
            <text:p>say incorrect phrase</text:p>
          </table:table-cell>
          <table:table-cell table:number-columns-repeated="2" table:style-name="ce54" office:value-type="string" calcext:value-type="string">
            <text:p>robot does not understand and does not follow prompt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32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3"/>
          <table:table-cell table:style-name="ce36"/>
          <table:table-cell table:style-name="ce48"/>
          <table:table-cell table:number-columns-repeated="1014"/>
        </table:table-row>
        <table:table-row table:style-name="ro20">
          <table:table-cell/>
          <table:table-cell table:style-name="ce44" table:number-columns-spanned="1" table:number-rows-spanned="4"/>
          <table:table-cell table:style-name="ce48" office:value-type="string" calcext:value-type="string" table:number-columns-spanned="1" table:number-rows-spanned="4">
            <text:p>raise both arms</text:p>
          </table:table-cell>
          <table:table-cell table:style-name="ce48" office:value-type="string" calcext:value-type="string" table:number-columns-spanned="1" table:number-rows-spanned="4">
            <text:p><text:span text:style-name="T5">Given: </text:span><text:span text:style-name="T6">teacher gives a command</text:span></text:p>
            <text:p/>
            <text:p><text:span text:style-name="T5">When: “</text:span><text:span text:style-name="T6">raise both arms”</text:span></text:p>
            <text:p/>
            <text:p><text:span text:style-name="T5">Then: </text:span><text:span text:style-name="T6">robot raises both hands and says “simon says raise both hands</text:span></text:p>
            <text:p/>
            <text:p><text:span text:style-name="T7">Prerequisite: </text:span></text:p>
            <text:p><text:span text:style-name="T8">User Interface is available</text:span></text:p>
            <text:p/>
            <text:p><text:span text:style-name="T7">Test Data:</text:span></text:p>
            <text:p><text:span text:style-name="T8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robot has idle mode turned on</text:p>
          </table:table-cell>
          <table:table-cell table:number-columns-repeated="2" table:style-name="ce54" office:value-type="string" calcext:value-type="string">
            <text:p>robot is in idle mode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2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say “raise both arms”</text:p>
          </table:table-cell>
          <table:table-cell table:number-columns-repeated="2" table:style-name="ce54" office:value-type="string" calcext:value-type="string">
            <text:p>robot understands and raises both hands and says “raise both arms”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8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office:value-type="string" calcext:value-type="string">
            <text:p>say incorrect phrase</text:p>
          </table:table-cell>
          <table:table-cell table:number-columns-repeated="2" table:style-name="ce54" office:value-type="string" calcext:value-type="string">
            <text:p>robot does not understand and does not follow prompt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33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3"/>
          <table:table-cell table:style-name="ce36"/>
          <table:table-cell table:style-name="ce48"/>
          <table:table-cell table:number-columns-repeated="1014"/>
        </table:table-row>
        <table:table-row table:style-name="ro20">
          <table:table-cell/>
          <table:table-cell table:style-name="ce44" table:number-columns-spanned="1" table:number-rows-spanned="4"/>
          <table:table-cell table:style-name="ce48" office:value-type="string" calcext:value-type="string" table:number-columns-spanned="1" table:number-rows-spanned="4">
            <text:p>raise one arm</text:p>
          </table:table-cell>
          <table:table-cell table:style-name="ce48" office:value-type="string" calcext:value-type="string" table:number-columns-spanned="1" table:number-rows-spanned="4">
            <text:p><text:span text:style-name="T5">Given: </text:span><text:span text:style-name="T6">teacher gives a command</text:span></text:p>
            <text:p/>
            <text:p><text:span text:style-name="T5">When: “</text:span><text:span text:style-name="T6">raise one arm”</text:span></text:p>
            <text:p/>
            <text:p><text:span text:style-name="T5">Then: </text:span><text:span text:style-name="T6">robot raises one arm and says “Simon says raise one arm”</text:span></text:p>
            <text:p/>
            <text:p><text:span text:style-name="T7">Prerequisite: </text:span></text:p>
            <text:p><text:span text:style-name="T8">User interface is available</text:span></text:p>
            <text:p/>
            <text:p><text:span text:style-name="T7">Test Data:</text:span></text:p>
            <text:p><text:span text:style-name="T8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robot has idle mode turned on</text:p>
          </table:table-cell>
          <table:table-cell table:number-columns-repeated="2" table:style-name="ce54" office:value-type="string" calcext:value-type="string">
            <text:p>robot is in idle mode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2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say “raise one arm”</text:p>
          </table:table-cell>
          <table:table-cell table:number-columns-repeated="2" table:style-name="ce54" office:value-type="string" calcext:value-type="string">
            <text:p>robot understands and raises one arm and says “raise one arm”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8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office:value-type="string" calcext:value-type="string">
            <text:p>say incorrect phrase</text:p>
          </table:table-cell>
          <table:table-cell table:number-columns-repeated="2" table:style-name="ce54" office:value-type="string" calcext:value-type="string">
            <text:p>robot does not understand and does not follow prompt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34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3"/>
          <table:table-cell table:style-name="ce36"/>
          <table:table-cell table:style-name="ce48"/>
          <table:table-cell table:number-columns-repeated="1014"/>
        </table:table-row>
        <table:table-row table:style-name="ro20">
          <table:table-cell/>
          <table:table-cell table:style-name="ce44" table:number-columns-spanned="1" table:number-rows-spanned="4"/>
          <table:table-cell table:style-name="ce48" office:value-type="string" calcext:value-type="string" table:number-columns-spanned="1" table:number-rows-spanned="4">
            <text:p>touch knee</text:p>
          </table:table-cell>
          <table:table-cell table:style-name="ce48" office:value-type="string" calcext:value-type="string" table:number-columns-spanned="1" table:number-rows-spanned="4">
            <text:p><text:span text:style-name="T5">Given: </text:span><text:span text:style-name="T6">teacher gives a command</text:span></text:p>
            <text:p/>
            <text:p><text:span text:style-name="T5">When: </text:span><text:span text:style-name="T6">“touch knee”</text:span></text:p>
            <text:p/>
            <text:p><text:span text:style-name="T5">Then: </text:span><text:span text:style-name="T6">robot touches knee and says “simon says touch knee”</text:span></text:p>
            <text:p/>
            <text:p><text:span text:style-name="T7">Prerequisite: </text:span></text:p>
            <text:p><text:span text:style-name="T8">User Interface is available</text:span></text:p>
            <text:p/>
            <text:p><text:span text:style-name="T7">Test Data:</text:span></text:p>
            <text:p><text:span text:style-name="T8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robot has idle mode turned on</text:p>
          </table:table-cell>
          <table:table-cell table:number-columns-repeated="2" table:style-name="ce54" office:value-type="string" calcext:value-type="string">
            <text:p>robot is in idle mode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2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say “touch knee”</text:p>
          </table:table-cell>
          <table:table-cell table:number-columns-repeated="2" table:style-name="ce54" office:value-type="string" calcext:value-type="string">
            <text:p>robot understands and touches knee and says “touch knee”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8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office:value-type="string" calcext:value-type="string">
            <text:p>say incorrect phrase</text:p>
          </table:table-cell>
          <table:table-cell table:number-columns-repeated="2" table:style-name="ce54" office:value-type="string" calcext:value-type="string">
            <text:p>robot does not understand and does not follow prompt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35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3"/>
          <table:table-cell table:style-name="ce36"/>
          <table:table-cell table:style-name="ce48"/>
          <table:table-cell table:number-columns-repeated="1014"/>
        </table:table-row>
        <table:table-row table:style-name="ro20">
          <table:table-cell/>
          <table:table-cell table:style-name="ce44" table:number-columns-spanned="1" table:number-rows-spanned="4"/>
          <table:table-cell table:style-name="ce48" office:value-type="string" calcext:value-type="string" table:number-columns-spanned="1" table:number-rows-spanned="4">
            <text:p>hold one arm forward</text:p>
          </table:table-cell>
          <table:table-cell table:style-name="ce48" office:value-type="string" calcext:value-type="string" table:number-columns-spanned="1" table:number-rows-spanned="4">
            <text:p><text:span text:style-name="T5">Given: </text:span><text:span text:style-name="T6">teacher gives a command</text:span></text:p>
            <text:p/>
            <text:p><text:span text:style-name="T5">When: </text:span><text:span text:style-name="T6">“hold one arm forward”</text:span></text:p>
            <text:p/>
            <text:p><text:span text:style-name="T5">Then: </text:span><text:span text:style-name="T6">robot holds one arm forward and says “simon says hold one arm forward”</text:span></text:p>
            <text:p/>
            <text:p><text:span text:style-name="T7">Prerequisite: </text:span></text:p>
            <text:p><text:span text:style-name="T8">User Interface is available</text:span></text:p>
            <text:p/>
            <text:p><text:span text:style-name="T7">Test Data:</text:span></text:p>
            <text:p><text:span text:style-name="T8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robot has idle mode turned on</text:p>
          </table:table-cell>
          <table:table-cell table:number-columns-repeated="2" table:style-name="ce54" office:value-type="string" calcext:value-type="string">
            <text:p>robot is in idle mode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2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say “hold one arm forward”</text:p>
          </table:table-cell>
          <table:table-cell table:number-columns-repeated="2" table:style-name="ce54" office:value-type="string" calcext:value-type="string">
            <text:p>robot understands and holds one arm forward and says “hold one arm forward”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8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office:value-type="string" calcext:value-type="string">
            <text:p>say incorrect phrase</text:p>
          </table:table-cell>
          <table:table-cell table:number-columns-repeated="2" table:style-name="ce54" office:value-type="string" calcext:value-type="string">
            <text:p>robot does not understand and does not follow prompt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36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3"/>
          <table:table-cell table:style-name="ce36"/>
          <table:table-cell table:style-name="ce48"/>
          <table:table-cell table:number-columns-repeated="1014"/>
        </table:table-row>
        <table:table-row table:style-name="ro20">
          <table:table-cell/>
          <table:table-cell table:style-name="ce44" table:number-columns-spanned="1" table:number-rows-spanned="4"/>
          <table:table-cell table:style-name="ce48" office:value-type="string" calcext:value-type="string" table:number-columns-spanned="1" table:number-rows-spanned="4">
            <text:p>hold both arms forward</text:p>
          </table:table-cell>
          <table:table-cell table:style-name="ce48" office:value-type="string" calcext:value-type="string" table:number-columns-spanned="1" table:number-rows-spanned="4">
            <text:p><text:span text:style-name="T5">Given: </text:span><text:span text:style-name="T6">teacher gives a command</text:span></text:p>
            <text:p/>
            <text:p><text:span text:style-name="T5">When: </text:span><text:span text:style-name="T6">“hold both arms forward”</text:span></text:p>
            <text:p/>
            <text:p><text:span text:style-name="T5">Then: </text:span><text:span text:style-name="T6">robot holds both arms forward</text:span></text:p>
            <text:p/>
            <text:p><text:span text:style-name="T7">Prerequisite: </text:span></text:p>
            <text:p><text:span text:style-name="T8">User Interface is available</text:span></text:p>
            <text:p/>
            <text:p><text:span text:style-name="T7">Test Data:</text:span></text:p>
            <text:p><text:span text:style-name="T8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robot has idle mode turned on</text:p>
          </table:table-cell>
          <table:table-cell table:number-columns-repeated="2" table:style-name="ce54" office:value-type="string" calcext:value-type="string">
            <text:p>robot is in idle mode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2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say “hold both arms forward”</text:p>
          </table:table-cell>
          <table:table-cell table:number-columns-repeated="2" table:style-name="ce54" office:value-type="string" calcext:value-type="string">
            <text:p>robot understands and holds both arms forward and says “hold both arms forward”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8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office:value-type="string" calcext:value-type="string">
            <text:p>say incorrect phrase</text:p>
          </table:table-cell>
          <table:table-cell table:number-columns-repeated="2" table:style-name="ce54" office:value-type="string" calcext:value-type="string">
            <text:p>robot does not understand and does not follow prompt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40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3"/>
          <table:table-cell table:style-name="ce36"/>
          <table:table-cell table:style-name="ce48"/>
          <table:table-cell table:number-columns-repeated="1014"/>
        </table:table-row>
        <table:table-row table:style-name="ro20">
          <table:table-cell/>
          <table:table-cell table:style-name="ce44" table:number-columns-spanned="1" table:number-rows-spanned="4"/>
          <table:table-cell table:style-name="ce48" office:value-type="string" calcext:value-type="string" table:number-columns-spanned="1" table:number-rows-spanned="4">
            <text:p>hold one arm out</text:p>
          </table:table-cell>
          <table:table-cell table:style-name="ce48" office:value-type="string" calcext:value-type="string" table:number-columns-spanned="1" table:number-rows-spanned="4">
            <text:p><text:span text:style-name="T5">Given: </text:span><text:span text:style-name="T6">teacher gives a command</text:span></text:p>
            <text:p/>
            <text:p><text:span text:style-name="T5">When: </text:span><text:span text:style-name="T6">“hold one arm out”</text:span></text:p>
            <text:p/>
            <text:p><text:span text:style-name="T5">Then: </text:span><text:span text:style-name="T6">robot holds one arm out</text:span></text:p>
            <text:p/>
            <text:p><text:span text:style-name="T7">Prerequisite: </text:span></text:p>
            <text:p><text:span text:style-name="T8">User interface is available</text:span></text:p>
            <text:p/>
            <text:p><text:span text:style-name="T7">Test Data:</text:span></text:p>
            <text:p><text:span text:style-name="T8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robot has idle mode turned on</text:p>
          </table:table-cell>
          <table:table-cell table:number-columns-repeated="2" table:style-name="ce54" office:value-type="string" calcext:value-type="string">
            <text:p>robot is in idle mode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2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say “hold one arm out”</text:p>
          </table:table-cell>
          <table:table-cell table:number-columns-repeated="2" table:style-name="ce54" office:value-type="string" calcext:value-type="string">
            <text:p>robot understands and holds one arm out and says “hold one arm out”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8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office:value-type="string" calcext:value-type="string">
            <text:p>say incorrect phrase</text:p>
          </table:table-cell>
          <table:table-cell table:number-columns-repeated="2" table:style-name="ce54" office:value-type="string" calcext:value-type="string">
            <text:p>robot does not understand and does not follow prompt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41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3"/>
          <table:table-cell table:style-name="ce36"/>
          <table:table-cell table:style-name="ce48"/>
          <table:table-cell table:number-columns-repeated="1014"/>
        </table:table-row>
        <table:table-row table:style-name="ro20">
          <table:table-cell/>
          <table:table-cell table:style-name="ce44" table:number-columns-spanned="1" table:number-rows-spanned="4"/>
          <table:table-cell table:style-name="ce48" office:value-type="string" calcext:value-type="string" table:number-columns-spanned="1" table:number-rows-spanned="4">
            <text:p>hold both arms out</text:p>
          </table:table-cell>
          <table:table-cell table:style-name="ce48" office:value-type="string" calcext:value-type="string" table:number-columns-spanned="1" table:number-rows-spanned="4">
            <text:p><text:span text:style-name="T5">Given: </text:span><text:span text:style-name="T6">teacher gives a command</text:span></text:p>
            <text:p/>
            <text:p><text:span text:style-name="T5">When: “</text:span><text:span text:style-name="T6">hold both arms out”</text:span></text:p>
            <text:p/>
            <text:p><text:span text:style-name="T5">Then: </text:span><text:span text:style-name="T6">robot holds both arms out and says “simon says hold both arms out”</text:span></text:p>
            <text:p/>
            <text:p><text:span text:style-name="T7">Prerequisite: </text:span></text:p>
            <text:p><text:span text:style-name="T8">User interface is available</text:span></text:p>
            <text:p/>
            <text:p><text:span text:style-name="T7">Test Data:</text:span></text:p>
            <text:p><text:span text:style-name="T8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robot has idle mode turned on</text:p>
          </table:table-cell>
          <table:table-cell table:number-columns-repeated="2" table:style-name="ce54" office:value-type="string" calcext:value-type="string">
            <text:p>robot is in idle mode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2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say “hold both arms out”</text:p>
          </table:table-cell>
          <table:table-cell table:number-columns-repeated="2" table:style-name="ce54" office:value-type="string" calcext:value-type="string">
            <text:p>robot understands and holds both arms out and says “hold both arms out”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8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office:value-type="string" calcext:value-type="string">
            <text:p>say incorrect phrase</text:p>
          </table:table-cell>
          <table:table-cell table:number-columns-repeated="2" table:style-name="ce54" office:value-type="string" calcext:value-type="string">
            <text:p>robot does not understand and does not follow prompt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42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3"/>
          <table:table-cell table:style-name="ce36"/>
          <table:table-cell table:style-name="ce48"/>
          <table:table-cell table:number-columns-repeated="1014"/>
        </table:table-row>
        <table:table-row table:style-name="ro20">
          <table:table-cell/>
          <table:table-cell table:style-name="ce44" table:number-columns-spanned="1" table:number-rows-spanned="4"/>
          <table:table-cell table:style-name="ce48" office:value-type="string" calcext:value-type="string" table:number-columns-spanned="1" table:number-rows-spanned="4">
            <text:p>dab</text:p>
          </table:table-cell>
          <table:table-cell table:style-name="ce48" office:value-type="string" calcext:value-type="string" table:number-columns-spanned="1" table:number-rows-spanned="4">
            <text:p><text:span text:style-name="T5">Given: </text:span><text:span text:style-name="T6">teacher gives a command</text:span></text:p>
            <text:p/>
            <text:p><text:span text:style-name="T5">When: </text:span><text:span text:style-name="T6">“dab”</text:span></text:p>
            <text:p/>
            <text:p><text:span text:style-name="T5">Then: </text:span><text:span text:style-name="T6">robot dabs and says “simon says dab”</text:span></text:p>
            <text:p/>
            <text:p><text:span text:style-name="T7">Prerequisite: </text:span></text:p>
            <text:p><text:span text:style-name="T8">User Interface is available</text:span></text:p>
            <text:p/>
            <text:p><text:span text:style-name="T7">Test Data:</text:span></text:p>
            <text:p><text:span text:style-name="T8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robot has idle mode turned on</text:p>
          </table:table-cell>
          <table:table-cell table:number-columns-repeated="2" table:style-name="ce54" office:value-type="string" calcext:value-type="string">
            <text:p>robot is in idle mode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0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say “dab”</text:p>
          </table:table-cell>
          <table:table-cell table:number-columns-repeated="2" table:style-name="ce54" office:value-type="string" calcext:value-type="string">
            <text:p>robot understands and dabs and says “dab”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8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office:value-type="string" calcext:value-type="string">
            <text:p>say incorrect phrase</text:p>
          </table:table-cell>
          <table:table-cell table:number-columns-repeated="2" table:style-name="ce54" office:value-type="string" calcext:value-type="string">
            <text:p>robot does not understand and does not follow prompt</text:p>
          </table:table-cell>
          <table:table-cell table:style-name="ce55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43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4"/>
          <table:table-cell table:style-name="ce48"/>
          <table:table-cell table:number-columns-repeated="1014"/>
        </table:table-row>
        <table:table-row table:style-name="ro5" table:number-rows-repeated="10484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ature # Test Cases (2)" table:style-name="ta2"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53"/>
        <table:table-column table:style-name="co12" table:default-cell-style-name="ce41"/>
        <table:table-column table:style-name="co7" table:default-cell-style-name="ce41"/>
        <table:table-column table:style-name="co13" table:default-cell-style-name="ce41"/>
        <table:table-column table:style-name="co14" table:default-cell-style-name="ce53"/>
        <table:table-column table:style-name="co10" table:default-cell-style-name="ce60"/>
        <table:table-column table:style-name="co11" table:number-columns-repeated="1014" table:default-cell-style-name="ce41"/>
        <table:table-row table:style-name="ro1">
          <table:table-cell table:style-name="ce40"/>
          <table:table-cell table:style-name="ce42" table:number-columns-repeated="3"/>
          <table:table-cell table:style-name="ce51"/>
          <table:table-cell table:style-name="ce42" table:number-columns-repeated="3"/>
          <table:table-cell table:style-name="ce51"/>
          <table:table-cell table:style-name="ce58"/>
          <table:table-cell table:number-columns-repeated="1014"/>
        </table:table-row>
        <table:table-row table:style-name="ro2">
          <table:table-cell table:style-name="ce40"/>
          <table:table-cell table:style-name="ce43" office:value-type="string" calcext:value-type="string">
            <text:p>Test Case ID</text:p>
          </table:table-cell>
          <table:table-cell table:style-name="ce43" office:value-type="string" calcext:value-type="string">
            <text:p>Test Name</text:p>
          </table:table-cell>
          <table:table-cell table:style-name="ce43" office:value-type="string" calcext:value-type="string">
            <text:p>Test Description</text:p>
          </table:table-cell>
          <table:table-cell table:style-name="ce52" office:value-type="string" calcext:value-type="string">
            <text:p>TC #</text:p>
          </table:table-cell>
          <table:table-cell table:style-name="ce43" office:value-type="string" calcext:value-type="string">
            <text:p>Test Steps</text:p>
          </table:table-cell>
          <table:table-cell table:style-name="ce43" office:value-type="string" calcext:value-type="string">
            <text:p>Expected Result</text:p>
          </table:table-cell>
          <table:table-cell table:style-name="ce43" office:value-type="string" calcext:value-type="string">
            <text:p>Actual Result</text:p>
          </table:table-cell>
          <table:table-cell table:style-name="ce52" office:value-type="string" calcext:value-type="string">
            <text:p>Status</text:p>
          </table:table-cell>
          <table:table-cell table:style-name="ce59" office:value-type="string" calcext:value-type="string">
            <text:p>Comments</text:p>
          </table:table-cell>
          <table:table-cell table:number-columns-repeated="1014"/>
        </table:table-row>
        <table:table-row table:style-name="ro3">
          <table:table-cell/>
          <table:table-cell table:style-name="ce44" table:number-columns-spanned="1" table:number-rows-spanned="4"/>
          <table:table-cell table:style-name="ce48" table:number-columns-spanned="1" table:number-rows-spanned="4"/>
          <table:table-cell table:style-name="ce48" office:value-type="string" calcext:value-type="string" table:number-columns-spanned="1" table:number-rows-spanned="4">
            <text:p><text:span text:style-name="T5">Given: </text:span><text:span text:style-name="T6">xxxxx</text:span></text:p>
            <text:p/>
            <text:p><text:span text:style-name="T5">When: </text:span><text:span text:style-name="T6">xxxxx</text:span></text:p>
            <text:p/>
            <text:p><text:span text:style-name="T5">Then: </text:span><text:span text:style-name="T6">xxxxx</text:span></text:p>
            <text:p/>
            <text:p><text:span text:style-name="T7">Prerequisite: </text:span></text:p>
            <text:p><text:span text:style-name="T8">xxxx</text:span></text:p>
            <text:p/>
            <text:p><text:span text:style-name="T7">Test Data:</text:span></text:p>
            <text:p><text:span text:style-name="T8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table:number-columns-repeated="4"/>
          <table:table-cell table:style-name="ce48"/>
          <table:table-cell table:number-columns-repeated="1014"/>
        </table:table-row>
        <table:table-row table:style-name="ro5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table:number-columns-repeated="4"/>
          <table:table-cell table:style-name="ce48"/>
          <table:table-cell table:number-columns-repeated="1014"/>
        </table:table-row>
        <table:table-row table:style-name="ro5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table:number-columns-repeated="4"/>
          <table:table-cell table:style-name="ce48"/>
          <table:table-cell table:number-columns-repeated="1014"/>
        </table:table-row>
        <table:table-row table:style-name="ro6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4"/>
          <table:table-cell table:style-name="ce48"/>
          <table:table-cell table:number-columns-repeated="1014"/>
        </table:table-row>
        <table:table-row table:style-name="ro3">
          <table:table-cell/>
          <table:table-cell table:style-name="ce44" table:number-columns-spanned="1" table:number-rows-spanned="4"/>
          <table:table-cell table:style-name="ce48" table:number-columns-spanned="1" table:number-rows-spanned="4"/>
          <table:table-cell table:style-name="ce48" office:value-type="string" calcext:value-type="string" table:number-columns-spanned="1" table:number-rows-spanned="4">
            <text:p><text:span text:style-name="T5">Given: </text:span><text:span text:style-name="T6">xxxxx</text:span></text:p>
            <text:p/>
            <text:p><text:span text:style-name="T5">When: </text:span><text:span text:style-name="T6">xxxxx</text:span></text:p>
            <text:p/>
            <text:p><text:span text:style-name="T5">Then: </text:span><text:span text:style-name="T6">xxxxx</text:span></text:p>
            <text:p/>
            <text:p><text:span text:style-name="T7">Prerequisite: </text:span></text:p>
            <text:p><text:span text:style-name="T8">xxxx</text:span></text:p>
            <text:p/>
            <text:p><text:span text:style-name="T7">Test Data:</text:span></text:p>
            <text:p><text:span text:style-name="T8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table:number-columns-repeated="4"/>
          <table:table-cell table:style-name="ce48"/>
          <table:table-cell table:number-columns-repeated="1014"/>
        </table:table-row>
        <table:table-row table:style-name="ro5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table:number-columns-repeated="4"/>
          <table:table-cell table:style-name="ce48"/>
          <table:table-cell table:number-columns-repeated="1014"/>
        </table:table-row>
        <table:table-row table:style-name="ro5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table:number-columns-repeated="4"/>
          <table:table-cell table:style-name="ce48"/>
          <table:table-cell table:number-columns-repeated="1014"/>
        </table:table-row>
        <table:table-row table:style-name="ro6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4"/>
          <table:table-cell table:style-name="ce48"/>
          <table:table-cell table:number-columns-repeated="1014"/>
        </table:table-row>
        <table:table-row table:style-name="ro3">
          <table:table-cell/>
          <table:table-cell table:style-name="ce44" table:number-columns-spanned="1" table:number-rows-spanned="4"/>
          <table:table-cell table:style-name="ce48" table:number-columns-spanned="1" table:number-rows-spanned="4"/>
          <table:table-cell table:style-name="ce48" office:value-type="string" calcext:value-type="string" table:number-columns-spanned="1" table:number-rows-spanned="4">
            <text:p><text:span text:style-name="T5">Given: </text:span><text:span text:style-name="T6">xxxxx</text:span></text:p>
            <text:p/>
            <text:p><text:span text:style-name="T5">When: </text:span><text:span text:style-name="T6">xxxxx</text:span></text:p>
            <text:p/>
            <text:p><text:span text:style-name="T5">Then: </text:span><text:span text:style-name="T6">xxxxx</text:span></text:p>
            <text:p/>
            <text:p><text:span text:style-name="T7">Prerequisite: </text:span></text:p>
            <text:p><text:span text:style-name="T8">xxxx</text:span></text:p>
            <text:p/>
            <text:p><text:span text:style-name="T7">Test Data:</text:span></text:p>
            <text:p><text:span text:style-name="T8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table:number-columns-repeated="4"/>
          <table:table-cell table:style-name="ce48"/>
          <table:table-cell table:number-columns-repeated="1014"/>
        </table:table-row>
        <table:table-row table:style-name="ro5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table:number-columns-repeated="4"/>
          <table:table-cell table:style-name="ce48"/>
          <table:table-cell table:number-columns-repeated="1014"/>
        </table:table-row>
        <table:table-row table:style-name="ro5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table:number-columns-repeated="4"/>
          <table:table-cell table:style-name="ce48"/>
          <table:table-cell table:number-columns-repeated="1014"/>
        </table:table-row>
        <table:table-row table:style-name="ro6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4"/>
          <table:table-cell table:style-name="ce48"/>
          <table:table-cell table:number-columns-repeated="1014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xamples" table:style-name="ta3">
        <table:table-column table:style-name="co1" table:default-cell-style-name="ce41"/>
        <table:table-column table:style-name="co11" table:default-cell-style-name="ce41"/>
        <table:table-column table:style-name="co2" table:default-cell-style-name="ce41"/>
        <table:table-column table:style-name="co4" table:default-cell-style-name="ce41"/>
        <table:table-column table:style-name="co5" table:default-cell-style-name="ce53"/>
        <table:table-column table:style-name="co12" table:default-cell-style-name="ce41"/>
        <table:table-column table:style-name="co7" table:default-cell-style-name="ce41"/>
        <table:table-column table:style-name="co13" table:default-cell-style-name="ce41"/>
        <table:table-column table:style-name="co14" table:default-cell-style-name="ce53"/>
        <table:table-column table:style-name="co11" table:number-columns-repeated="1015" table:default-cell-style-name="ce41"/>
        <table:table-row table:style-name="ro37">
          <table:table-cell/>
          <table:table-cell table:style-name="ce42"/>
          <table:table-cell table:style-name="ce43" office:value-type="string" calcext:value-type="string">
            <text:p>Test ID</text:p>
          </table:table-cell>
          <table:table-cell table:style-name="ce43" office:value-type="string" calcext:value-type="string">
            <text:p>Test Description/Scenario</text:p>
          </table:table-cell>
          <table:table-cell table:style-name="ce52" office:value-type="string" calcext:value-type="string">
            <text:p>TC #</text:p>
          </table:table-cell>
          <table:table-cell table:style-name="ce43" office:value-type="string" calcext:value-type="string">
            <text:p>Test Steps</text:p>
          </table:table-cell>
          <table:table-cell table:style-name="ce43" office:value-type="string" calcext:value-type="string">
            <text:p>Expected Result</text:p>
          </table:table-cell>
          <table:table-cell table:style-name="ce43" office:value-type="string" calcext:value-type="string">
            <text:p>Actual Result</text:p>
          </table:table-cell>
          <table:table-cell table:style-name="ce52" office:value-type="string" calcext:value-type="string">
            <text:p>Status</text:p>
          </table:table-cell>
          <table:table-cell table:number-columns-repeated="1015"/>
        </table:table-row>
        <table:table-row table:style-name="ro37">
          <table:table-cell/>
          <table:table-cell table:style-name="ce44" office:value-type="string" calcext:value-type="string" table:number-columns-spanned="1" table:number-rows-spanned="4">
            <text:p>Positive Test Case</text:p>
          </table:table-cell>
          <table:table-cell table:style-name="ce44" office:value-type="float" office:value="1.01" calcext:value-type="float" table:number-columns-spanned="1" table:number-rows-spanned="4">
            <text:p>1.01</text:p>
          </table:table-cell>
          <table:table-cell table:style-name="ce48" office:value-type="string" calcext:value-type="string" table:number-columns-spanned="1" table:number-rows-spanned="4">
            <text:p><text:span text:style-name="T5">Given:</text:span><text:span text:style-name="T6"> my unique facebook username has been registered.</text:span></text:p>
            <text:p/>
            <text:p><text:span text:style-name="T5">When:</text:span><text:span text:style-name="T6"> I attempt to login using this username via the Facebook</text:span></text:p>
            <text:p><text:span text:style-name="T8">logon page.</text:span></text:p>
            <text:p/>
            <text:p><text:span text:style-name="T5">Then:</text:span><text:span text:style-name="T6"> Facebook account opens up without any errors or warnings.</text:span></text:p>
            <text:p/>
            <text:p><text:span text:style-name="T5">Prerequisite</text:span><text:span text:style-name="T6">: </text:span></text:p>
            <text:p><text:span text:style-name="T8">Customer has been registered.</text:span></text:p>
            <text:p/>
            <text:p><text:span text:style-name="T7">Test Data:</text:span></text:p>
            <text:p><text:span text:style-name="T8">Customer Number.</text:span></text:p>
            <text:p><text:span text:style-name="T8">Facebook URL</text:span></text:p>
            <text:p/>
          </table:table-cell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Open your Browser, and enter URL 'Facebook.com'</text:p>
          </table:table-cell>
          <table:table-cell table:style-name="ce54" office:value-type="string" calcext:value-type="string">
            <text:p>Facebook logon page appears</text:p>
          </table:table-cell>
          <table:table-cell table:style-name="ce54" office:value-type="string" calcext:value-type="string">
            <text:p>Logon page appears </text:p>
          </table:table-cell>
          <table:table-cell table:style-name="ce61" office:value-type="string" calcext:value-type="string">
            <text:p>Pass</text:p>
          </table:table-cell>
          <table:table-cell table:number-columns-repeated="1015"/>
        </table:table-row>
        <table:table-row table:style-name="ro37">
          <table:table-cell/>
          <table:covered-table-cell table:number-columns-repeated="2" table:style-name="ce45"/>
          <table:covered-table-cell table:style-name="ce49"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Enter your username in the field</text:p>
          </table:table-cell>
          <table:table-cell table:style-name="ce54" office:value-type="string" calcext:value-type="string">
            <text:p>Username is entered</text:p>
          </table:table-cell>
          <table:table-cell table:style-name="ce54" office:value-type="string" calcext:value-type="string">
            <text:p>Name entered 'JFX272'</text:p>
          </table:table-cell>
          <table:table-cell table:style-name="ce61" office:value-type="string" calcext:value-type="string">
            <text:p>Pass</text:p>
          </table:table-cell>
          <table:table-cell table:number-columns-repeated="1015"/>
        </table:table-row>
        <table:table-row table:style-name="ro38">
          <table:table-cell/>
          <table:covered-table-cell table:number-columns-repeated="2" table:style-name="ce45"/>
          <table:covered-table-cell table:style-name="ce49"/>
          <table:table-cell table:style-name="ce44" office:value-type="float" office:value="3" calcext:value-type="float">
            <text:p>3</text:p>
          </table:table-cell>
          <table:table-cell table:style-name="ce54" office:value-type="string" calcext:value-type="string">
            <text:p>Enter your Password </text:p>
          </table:table-cell>
          <table:table-cell table:style-name="ce54" office:value-type="string" calcext:value-type="string">
            <text:p>Password is entered</text:p>
          </table:table-cell>
          <table:table-cell table:style-name="ce54" office:value-type="string" calcext:value-type="string">
            <text:p>Password entered</text:p>
          </table:table-cell>
          <table:table-cell table:style-name="ce61" office:value-type="string" calcext:value-type="string">
            <text:p>Pass</text:p>
          </table:table-cell>
          <table:table-cell table:number-columns-repeated="1015"/>
        </table:table-row>
        <table:table-row table:style-name="ro39">
          <table:table-cell/>
          <table:covered-table-cell table:number-columns-repeated="2" table:style-name="ce46"/>
          <table:covered-table-cell table:style-name="ce50"/>
          <table:table-cell table:style-name="ce44" office:value-type="float" office:value="4" calcext:value-type="float">
            <text:p>4</text:p>
          </table:table-cell>
          <table:table-cell table:style-name="ce54" office:value-type="string" calcext:value-type="string">
            <text:p>Click [Login] button</text:p>
          </table:table-cell>
          <table:table-cell table:style-name="ce54" office:value-type="string" calcext:value-type="string">
            <text:p>User is successfully logged into the Facebook account </text:p>
          </table:table-cell>
          <table:table-cell table:style-name="ce54" office:value-type="string" calcext:value-type="string">
            <text:p>Account opened as expected</text:p>
          </table:table-cell>
          <table:table-cell table:style-name="ce61" office:value-type="string" calcext:value-type="string">
            <text:p>Pass</text:p>
          </table:table-cell>
          <table:table-cell table:number-columns-repeated="1015"/>
        </table:table-row>
        <table:table-row table:style-name="ro5" table:number-rows-repeated="104857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3">00/00/0000</text:date>, <text:time style:data-style-name="N2" text:time-value="16:00:24.7267868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ature_20__23__20_Test_20_Cases" style:display-name="PageStyle_Feature # Test 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ature_20__23__20_Test_20_Cases_20__28_2_29_" style:display-name="PageStyle_Feature # Test Cases 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amples" style:display-name="PageStyle_Examp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eira, Ian</meta:initial-creator>
    <meta:creation-date>2018-09-28T03:23:07</meta:creation-date>
    <dc:date>2018-10-23T16:10:24.437512070</dc:date>
    <meta:generator>LibreOffice/6.0.3.2$Linux_X86_64 LibreOffice_project/00m0$Build-2</meta:generator>
    <meta:editing-duration>PT1H25M7S</meta:editing-duration>
    <meta:editing-cycles>11</meta:editing-cycles>
    <meta:document-statistic meta:table-count="3" meta:cell-count="50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